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4f9" officeooo:paragraph-rsid="001c04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S MACHINE VIRTUELLE PYTHON</text:p>
      <text:p text:style-name="P1"/>
      <text:p text:style-name="P1">Creer : python3 -m venv nom_env</text:p>
      <text:p text:style-name="P1">Ouvrir : source nom_env/bin/activa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04:11:00.076424937</meta:creation-date>
    <dc:date>2025-02-16T04:12:14.975087314</dc:date>
    <meta:editing-duration>PT1M18S</meta:editing-duration>
    <meta:editing-cycles>1</meta:editing-cycles>
    <meta:document-statistic meta:table-count="0" meta:image-count="0" meta:object-count="0" meta:page-count="1" meta:paragraph-count="3" meta:word-count="14" meta:character-count="97" meta:non-whitespace-character-count="86"/>
    <meta:generator>LibreOffice/24.2.7.2$Linux_X86_64 LibreOffice_project/420$Build-2</meta:generator>
  </office:meta>
</office:document-meta>
</file>